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Horizontal_20_Line">
      <style:text-properties fo:font-weight="normal" style:font-weight-asian="normal" style:font-weight-complex="normal"/>
    </style:style>
    <style:style style:name="P4" style:family="paragraph" style:parent-style-name="Text_20_body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style:page-number="auto"/>
      <style:text-properties fo:font-size="13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" fo:font-family="'DejaVu Sans'" style:font-style-name="Bold" style:font-family-generic="swiss" style:font-pitch="variable" fo:font-size="7pt" fo:font-weight="normal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02in" style:type="center"/>
          <style:tab-stop style:position="10.7807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8.1806in" table:align="margins"/>
    </style:style>
    <style:style style:name="Table1.A" style:family="table-column">
      <style:table-column-properties style:column-width="8.1806in" style:rel-column-width="65535*"/>
    </style:style>
    <style:style style:name="Table1.A1" style:family="table-cell">
      <style:table-cell-properties fo:padding="0.0382in" fo:border="none"/>
    </style:style>
    <style:style style:name="Table1.5" style:family="table-row">
      <style:table-row-properties style:min-row-height="0.1681in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65535*"/>
    </style:style>
    <style:style style:name="Table2.A1" style:family="table-cell">
      <style:table-cell-properties fo:padding="0.0382in" fo:border="none"/>
    </style:style>
    <style:style style:name="Table2.5" style:family="table-row">
      <style:table-row-properties style:min-row-height="0.1681in"/>
    </style:style>
    <style:style style:name="M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Horizontal_20_Line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1098in" fo:margin-bottom="0.35in" fo:margin-left="0.2098in" fo:margin-right="0.1098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16in" fo:margin-left="0in" fo:margin-right="0in" fo:margin-bottom="0.2008in" style:shadow="none" fo:background-color="transparent" style:dynamic-spacing="false" draw:fill="none" draw:fill-color="#cfe7f5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MP1"><text:text-input text:description="&lt;company.name&gt;">&lt;company.name&gt;</text:text-input><text:s/></text:p>
            </table:table-cell>
          </table:table-row>
          <table:table-row>
            <table:table-cell table:style-name="Table1.A1" office:value-type="string">
              <text:p text:style-name="MP2">Dr FRANCOIS</text:p>
            </table:table-cell>
          </table:table-row>
          <table:table-row>
            <table:table-cell table:style-name="Table1.A1" office:value-type="string">
              <text:p text:style-name="MP2"><text:text-input text:description="&lt;company.street&gt;">&lt;company.street&gt;</text:text-input>, <text:text-input text:description="&lt;company.city&gt;">&lt;company.city&gt;</text:text-input></text:p>
            </table:table-cell>
          </table:table-row>
          <table:table-row>
            <table:table-cell table:style-name="Table1.A1" office:value-type="string">
              <text:p text:style-name="MP2">Tél : <text:text-input text:description="&lt;company.phone&gt;">&lt;company.phone&gt;</text:text-input>/ Fax : <text:text-input text:description="&lt;company.fax&gt;">&lt;company.fax&gt;</text:text-input></text:p>
            </table:table-cell>
          </table:table-row>
          <table:table-row table:style-name="Table1.5">
            <table:table-cell table:style-name="Table1.A1" office:value-type="string">
              <text:p text:style-name="MP2">Email :<text:text-input text:description="&lt;company.email&gt;">&lt;company.email&gt;</text:text-input></text:p>
            </table:table-cell>
          </table:table-row>
        </table:table>
        <text:p text:style-name="Header"/>
      </style:header>
      <style:header-left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1"><text:text-input text:description="&lt;company.name&gt;">&lt;company.name&gt;</text:text-input></text:p>
            </table:table-cell>
          </table:table-row>
          <table:table-row>
            <table:table-cell table:style-name="Table2.A1" office:value-type="string">
              <text:p text:style-name="MP2">Dr FRANCOIS</text:p>
            </table:table-cell>
          </table:table-row>
          <table:table-row>
            <table:table-cell table:style-name="Table2.A1" office:value-type="string">
              <text:p text:style-name="MP2"><text:text-input text:description="&lt;company.street&gt;">&lt;company.street&gt;</text:text-input>, <text:text-input text:description="&lt;company.city&gt;">&lt;company.city&gt;</text:text-input></text:p>
            </table:table-cell>
          </table:table-row>
          <table:table-row>
            <table:table-cell table:style-name="Table2.A1" office:value-type="string">
              <text:p text:style-name="MP2">Tél : <text:text-input text:description="&lt;company.phone&gt;">&lt;company.phone&gt;</text:text-input>/ Fax : <text:text-input text:description="&lt;company.fax&gt;">&lt;company.fax&gt;</text:text-input></text:p>
            </table:table-cell>
          </table:table-row>
          <table:table-row table:style-name="Table2.5">
            <table:table-cell table:style-name="Table2.A1" office:value-type="string">
              <text:p text:style-name="MP2">Email :<text:text-input text:description="&lt;company.email&gt;">&lt;company.email&gt;</text:text-input></text:p>
              <text:p text:style-name="MP3"/>
            </table:table-cell>
          </table:table-row>
        </table:table>
        <text:p text:style-name="Header"/>
      </style:header-left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Landsca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21:51:32</meta:creation-date>
    <dc:date>2020-11-23T05:51:19.802931313</dc:date>
    <meta:editing-duration>PT6H49M37S</meta:editing-duration>
    <meta:editing-cycles>41</meta:editing-cycles>
    <meta:generator>LibreOffice/6.1.5.2$Linux_X86_64 LibreOffice_project/10$Build-2</meta:generator>
    <meta:document-statistic meta:table-count="2" meta:image-count="0" meta:object-count="0" meta:page-count="1" meta:paragraph-count="10" meta:word-count="56" meta:character-count="267" meta:non-whitespace-character-count="250"/>
  </office:meta>
</office:document-meta>
</file>